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47in"/>
    </style:style>
    <style:style style:name="co3" style:family="table-column">
      <style:table-column-properties fo:break-before="auto" style:column-width="3.4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iters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0,03,06,09,12,15,18,21,24</text:p>
          </table:table-cell>
          <table:table-cell office:value-type="string" calcext:value-type="string">
            <text:p>80,50,10,20,90,15,20,90,25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0,03,06,09,12,15,18,21,24</text:p>
          </table:table-cell>
          <table:table-cell office:value-type="string" calcext:value-type="string">
            <text:p>25,30,80,15,80,60,90,80,8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0,03,06,09,12,15,18,21,24</text:p>
          </table:table-cell>
          <table:table-cell office:value-type="string" calcext:value-type="string">
            <text:p>80,91,21,98,32,33,52,60,66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0,03,06,09,12,15,18,21,24</text:p>
          </table:table-cell>
          <table:table-cell office:value-type="string" calcext:value-type="string">
            <text:p>66,51,81,77,49,14,31,36,38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0,03,06,09,12,15,18,21,24</text:p>
          </table:table-cell>
          <table:table-cell office:value-type="string" calcext:value-type="string">
            <text:p>38,11,81,90,96,32,51,49,33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0,03,06,09,12,15,18,21,24</text:p>
          </table:table-cell>
          <table:table-cell office:value-type="string" calcext:value-type="string">
            <text:p>33,81,90,81,69,14,27,29,74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0,03,06,09,12,15,18,21,24</text:p>
          </table:table-cell>
          <table:table-cell office:value-type="string" calcext:value-type="string">
            <text:p>74,80,91,55,56,94,69,18,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9:28:12.645501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1:30:25.753885620</meta:creation-date>
    <dc:date>2024-12-10T10:08:02.037118517</dc:date>
    <meta:editing-duration>PT2H5M15S</meta:editing-duration>
    <meta:editing-cycles>3</meta:editing-cycles>
    <meta:generator>LibreOffice/24.2.7.2$Linux_X86_64 LibreOffice_project/420$Build-2</meta:generator>
    <meta:document-statistic meta:table-count="1" meta:cell-count="24" meta:object-count="0"/>
  </office:meta>
</office:document-meta>
</file>